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cm" fo:min-width="5.36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7.28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3.39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4.963cm" fo:min-width="10.50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77cm" fo:min-width="2.10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Liberation Sans1" fo:font-size="12pt"/>
    </style:style>
    <style:style style:name="T1" style:family="text">
      <style:text-properties style:font-name="Liberation Sans1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6.5cm" svg:height="1.5cm" svg:x="7.25cm" svg:y="2.6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2" draw:id="id2" draw:layer="layout" svg:width="12.8cm" svg:height="1cm" svg:x="4.1cm" svg:y="6.3cm">
          <text:p text:style-name="P3"><text:span text:style-name="T1">piš (“Zadej 4-mistne binarni cislo: “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3" draw:id="id3" draw:layer="layout" svg:width="6.4cm" svg:height="1cm" svg:x="7.3cm" svg:y="9.5cm">
          <text:p text:style-name="P1"><text:span text:style-name="T2">čti bi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draw:type="line" svg:x1="10.5cm" svg:y1="4.1cm" svg:x2="10.5cm" svg:y2="6.3cm" draw:start-shape="id1" draw:start-glue-point="6" draw:end-shape="id2" draw:end-glue-point="5" svg:d="M10500 4100v2200" svg:viewBox="0 0 1 2201">
          <text:p/>
        </draw:connector>
        <draw:connector draw:style-name="gr4" draw:text-style-name="P2" draw:layer="layout" draw:type="line" svg:x1="10.5cm" svg:y1="7.3cm" svg:x2="10.5cm" svg:y2="9.5cm" draw:start-shape="id2" draw:start-glue-point="8" draw:end-shape="id3" draw:end-glue-point="5" svg:d="M10500 7300v2200" svg:viewBox="0 0 1 2201">
          <text:p/>
        </draw:connector>
        <draw:connector draw:style-name="gr4" draw:text-style-name="P2" draw:layer="layout" draw:type="line" svg:x1="10.5cm" svg:y1="10.5cm" svg:x2="10.5cm" svg:y2="14.504cm" draw:start-shape="id3" draw:start-glue-point="8" draw:end-shape="id4" draw:end-glue-point="4" svg:d="M10500 10500v4004" svg:viewBox="0 0 1 4005">
          <text:p/>
        </draw:connector>
        <draw:custom-shape draw:style-name="gr1" draw:text-style-name="P2" xml:id="id6" draw:id="id6" draw:layer="layout" svg:width="6.5cm" svg:height="1.5cm" svg:x="7.25cm" svg:y="26.6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5" xml:id="id4" draw:id="id4" draw:layer="layout" svg:width="11.006cm" svg:height="5.213cm" svg:x="4.997cm" svg:y="14.504cm">
          <text:p text:style-name="P1"><text:span text:style-name="T3">c1=bin/1000</text:span></text:p>
          <text:p text:style-name="P1"><text:span text:style-name="T3">m2=bin%1000</text:span></text:p>
          <text:p text:style-name="P1"><text:span text:style-name="T3">c2=m2/100</text:span></text:p>
          <text:p text:style-name="P1"><text:span text:style-name="T3">m3=m2%100</text:span></text:p>
          <text:p text:style-name="P1"><text:span text:style-name="T3">c3=m3/10</text:span></text:p>
          <text:p text:style-name="P1"><text:span text:style-name="T3">c4=m3%10</text:span></text:p>
          <text:p text:style-name="P1"><text:span text:style-name="T3">vys=(c1*2*2*2)+(c2*2*2)+(c3*2)+c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5" draw:id="id5" draw:layer="layout" svg:width="4.287cm" svg:height="0.927cm" svg:x="8.357cm" svg:y="22.507cm">
          <text:p text:style-name="P1"><text:span text:style-name="T3">piš vy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10.5cm" svg:y1="19.717cm" svg:x2="10.501cm" svg:y2="22.507cm" draw:start-shape="id4" draw:start-glue-point="6" draw:end-shape="id5" draw:end-glue-point="5" svg:d="M10500 19717v1395h1v1395" svg:viewBox="0 0 2 2791">
          <text:p/>
        </draw:connector>
        <draw:connector draw:style-name="gr4" draw:text-style-name="P2" draw:layer="layout" svg:x1="10.501cm" svg:y1="23.434cm" svg:x2="10.5cm" svg:y2="26.6cm" draw:start-shape="id5" draw:start-glue-point="8" draw:end-shape="id6" draw:end-glue-point="4" svg:d="M10501 23434v1583h-1v1583" svg:viewBox="0 0 2 31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8:35:13.281000000</meta:creation-date>
    <dc:date>2015-03-20T15:33:42.274000000</dc:date>
    <meta:editing-duration>PT1H39M59S</meta:editing-duration>
    <meta:editing-cycles>12</meta:editing-cycles>
    <meta:generator>LibreOffice/4.4.0.3$Windows_x86 LibreOffice_project/de093506bcdc5fafd9023ee680b8c60e3e0645d7</meta:generator>
    <meta:document-statistic meta:object-count="11"/>
  </office:meta>
</office:document-meta>
</file>